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Sans Serif" svg:font-family="'MS Sans Serif'" style:font-family-generic="swiss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D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 table:number-rows-repeated="6510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9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lassen_schulnoten-verwaltung_noten_1_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echsnotiz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umweltschut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gleitanschreibe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iscount_zertifikate_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 table:number-rows-repeated="6520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 table:number-rows-repeated="653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" table:number-columns-repeated="254" table:default-cell-style-name="Default"/>
        <table:table-row table:style-name="ro2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gendaSemaine1.1.ods</text:p>
          </table:table-cell>
          <table:table-cell table:number-columns-repeated="254"/>
        </table:table-row>
        <table:table-row table:style-name="ro2">
          <table:table-cell office:value-type="string">
            <text:p>forms</text:p>
          </table:table-cell>
          <table:table-cell office:value-type="string">
            <text:p>FeuillemetreItalienne.ott</text:p>
          </table:table-cell>
          <table:table-cell table:number-columns-repeated="254"/>
        </table:table-row>
        <table:table-row table:style-name="ro2">
          <table:table-cell office:value-type="string">
            <text:p>forms</text:p>
          </table:table-cell>
          <table:table-cell office:value-type="string">
            <text:p>FeuillemetrePaysage.ott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Affiche_vente_fr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alendannuel_horizontal_fr.ots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alendannuel_Vertical_fr.ots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alendrier2005.ots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alendrier_mensuel_fr.ots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alendrier_perpetuel.ots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arnet_de_notes.ots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D.otg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diagramfluxfr.otg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documentfinalTP-1.1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excellence2fr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FairePart-Vierge.odg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HalPiratcd.odg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logigramfr.otg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logigramme.otg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Modele_HowTo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newsletter_2fr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note_moyenne.ots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organigramfr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trifold_brochurefr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cartvprofr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ntetelettrefr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cturefr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CVfr.ott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</table:table>
      <table:table table:name="Italian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" table:number-columns-repeated="254" table:default-cell-style-name="Default"/>
        <table:table-row table:style-name="ro2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2">
          <table:table-cell table:style-name="ce4" office:value-type="string">
            <text:p>Finance</text:p>
          </table:table-cell>
          <table:table-cell table:style-name="ce4" office:value-type="string">
            <text:p>notaspese.od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</table:table>
      <table:table table:name="KA" table:style-name="ta1" table:print="false">
        <table:table-column table:style-name="co1" table:number-columns-repeated="7" table:default-cell-style-name="Default"/>
        <table:table-row table:style-name="ro2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table table:name="TR" table:style-name="ta1" table:print="false">
        <table:table-column table:style-name="co1" table:number-columns-repeated="7" table:default-cell-style-name="Default"/>
        <table:table-row table:style-name="ro2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database-ranges>
        <table:database-range table:target-range-address="English.A1:English.J4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Sans Serif" svg:font-family="'MS Sans Serif'" style:font-family-generic="swiss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1">2007.10.01</text:date>, <text:time>14:01:37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3$Win32 OpenOffice.org_project/680m2$Build-9207</meta:generator>
    <meta:creation-date>2007-04-25T07:50:52</meta:creation-date>
    <dc:date>2007-10-01T14:01:37</dc:date>
    <meta:editing-cycles>110</meta:editing-cycles>
    <meta:editing-duration>PT13H25M5S</meta:editing-duration>
    <meta:user-defined meta:name="Info 1"/>
    <meta:user-defined meta:name="Info 2"/>
    <meta:user-defined meta:name="Info 3"/>
    <meta:user-defined meta:name="Info 4"/>
    <meta:document-statistic meta:table-count="7" meta:cell-count="3727"/>
  </office:meta>
</office:document-meta>
</file>